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824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6.001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Arial"/>
    </style:style>
  </office:automatic-styles>
  <office:body>
    <office:spreadsheet>
      <table:table table:name="risque 1" table:style-name="ta1" table:print="false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3"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accès aux programmes informatiques extérieurs nécessaires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 office:value-type="string" calcext:value-type="string">
            <text:p>X</text:p>
          </table:table-cell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chercher des licences</text:p>
          </table:table-cell>
          <table:covered-table-cell table:number-columns-repeated="4"/>
          <table:table-cell/>
          <table:table-cell office:value-type="string" calcext:value-type="string">
            <text:p>début du proje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table:number-columns-repeated="2"/>
          <table:table-cell table:style-name="ce35"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acheter les licences </text:p>
          </table:table-cell>
          <table:covered-table-cell table:number-columns-repeated="4"/>
          <table:table-cell/>
          <table:table-cell office:value-type="string" calcext:value-type="string">
            <text:p>si il n a y a pas possibilité d'avoir les licences gratuitement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table:number-columns-repeated="2"/>
          <table:table-cell table:style-name="ce34" office:value-type="string" calcext:value-type="string">
            <text:p>X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Demande accès au programme informatique à l'avant.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Voir la possibilité d'avoir les licences nécessaire - Risque n'est pas probable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2" table:style-name="ta1" table:print="false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5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10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Erreur de concep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é la mal conception et re concevoir le programme</text:p>
          </table:table-cell>
          <table:covered-table-cell table:number-columns-repeated="4"/>
          <table:table-cell/>
          <table:table-cell office:value-type="string" calcext:value-type="string">
            <text:p>après le test à chaque itération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X</text:p>
          </table:table-cell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90" office:value-type="string" calcext:value-type="string" table:number-columns-spanned="16" table:number-rows-spanned="1">
            <text:p>prendre le temps nécessaire pour concevoir le logiciel – discuter avec des responsables techniqu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pas trop grave vu le langage orienté objet facile à relier les classes autr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23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24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erformance insuffisante du produit développé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24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9"/>
          <table:table-cell table:style-name="ce4" table:number-columns-repeated="2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 table:style-name="ce64"/>
          <table:table-cell table:style-name="ce67" office:value-type="string" calcext:value-type="string" table:number-columns-spanned="5" table:number-rows-spanned="1">
            <text:p>validation à chaque itération par le client</text:p>
          </table:table-cell>
          <table:covered-table-cell table:number-columns-repeated="4" table:style-name="ce72"/>
          <table:table-cell table:style-name="ce72"/>
          <table:table-cell table:style-name="ce72" office:value-type="string" calcext:value-type="string">
            <text:p>à chaque itération</text:p>
          </table:table-cell>
          <table:table-cell table:style-name="ce86"/>
          <table:table-cell table:number-columns-repeated="1000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style-name="ce39"/>
          <table:table-cell table:style-name="ce4"/>
          <table:table-cell table:style-name="ce41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 table:style-name="ce64"/>
          <table:table-cell table:style-name="ce67" table:number-columns-spanned="5" table:number-rows-spanned="1"/>
          <table:covered-table-cell table:number-columns-repeated="4" table:style-name="ce72"/>
          <table:table-cell table:style-name="ce72" table:number-columns-repeated="2"/>
          <table:table-cell table:style-name="ce86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Coûts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2" table:number-columns-repeated="2"/>
          <table:table-cell table:style-name="ce36"/>
          <table:table-cell table:style-name="ce39"/>
          <table:table-cell table:style-name="ce4"/>
          <table:table-cell table:style-name="ce41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 table:style-name="ce64"/>
          <table:table-cell table:style-name="ce67" table:number-columns-spanned="5" table:number-rows-spanned="1"/>
          <table:covered-table-cell table:number-columns-repeated="4" table:style-name="ce72"/>
          <table:table-cell table:style-name="ce72" table:number-columns-repeated="2"/>
          <table:table-cell table:style-name="ce86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Recettes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2" table:number-columns-repeated="2"/>
          <table:table-cell table:style-name="ce36"/>
          <table:table-cell table:style-name="ce39"/>
          <table:table-cell table:style-name="ce4"/>
          <table:table-cell table:style-name="ce41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 table:style-name="ce64"/>
          <table:table-cell table:style-name="ce67" table:number-columns-spanned="5" table:number-rows-spanned="1"/>
          <table:covered-table-cell table:number-columns-repeated="4" table:style-name="ce72"/>
          <table:table-cell table:style-name="ce72" table:number-columns-repeated="2"/>
          <table:table-cell table:style-name="ce86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2" table:number-rows-spanned="1">
            <text:p>Perf.Tech.</text:p>
          </table:table-cell>
          <table:covered-table-cell table:style-name="ce19"/>
          <table:table-cell table:style-name="ce27"/>
          <table:table-cell table:style-name="ce32"/>
          <table:table-cell table:style-name="ce32" office:value-type="string" calcext:value-type="string">
            <text:p>X</text:p>
          </table:table-cell>
          <table:table-cell table:style-name="ce36"/>
          <table:table-cell table:style-name="ce39"/>
          <table:table-cell table:style-name="ce4"/>
          <table:table-cell table:style-name="ce41" table:number-columns-repeated="3"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4"/>
          <table:table-cell table:style-name="ce67" table:number-columns-spanned="5" table:number-rows-spanned="1"/>
          <table:covered-table-cell table:number-columns-repeated="4" table:style-name="ce72"/>
          <table:table-cell table:style-name="ce72" table:number-columns-repeated="2"/>
          <table:table-cell table:style-name="ce86"/>
          <table:table-cell table:number-columns-repeated="1000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style-name="ce39"/>
          <table:table-cell table:style-name="ce4"/>
          <table:table-cell table:style-name="ce41" table:number-columns-repeated="3"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 table:style-name="ce64"/>
          <table:table-cell table:style-name="ce67" table:number-columns-spanned="5" table:number-rows-spanned="1"/>
          <table:covered-table-cell table:number-columns-repeated="4" table:style-name="ce72"/>
          <table:table-cell table:style-name="ce72" table:number-columns-repeated="2"/>
          <table:table-cell table:style-name="ce86"/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style-name="ce39"/>
          <table:table-cell table:style-name="ce4" table:number-columns-repeated="8"/>
          <table:table-cell table:style-name="ce64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Bien se former sur les technologies de développement – tester à la fin de chaque itération – faire des scénario de tests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n'est pas majeur vu que la technologie qui sera utiliser et maîtrisé par la plupart des membre de l'équip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 table:number-columns-spanned="6" table:number-rows-spanned="1">
            <text:p>Inférieur à 1%</text:p>
          </table:table-cell>
          <table:covered-table-cell table:number-columns-repeated="6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table:style-name="ce41" office:value-type="float" office:value="1" calcext:value-type="float">
            <text:p>1</text:p>
          </table:table-cell>
          <table:table-cell table:style-name="ce4" office:value-type="string" calcext:value-type="string" table:number-columns-spanned="6" table:number-rows-spanned="1">
            <text:p>Comprise entre 1% et 5%</text:p>
          </table:table-cell>
          <table:covered-table-cell table:number-columns-repeated="6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table:style-name="ce41" office:value-type="float" office:value="2" calcext:value-type="float">
            <text:p>2</text:p>
          </table:table-cell>
          <table:table-cell table:style-name="ce4" office:value-type="string" calcext:value-type="string" table:number-columns-spanned="6" table:number-rows-spanned="1">
            <text:p>Comprise entre 5% et 20%</text:p>
          </table:table-cell>
          <table:covered-table-cell table:number-columns-repeated="6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9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isque 4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10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Détection de bugs (logiciel)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 bug </text:p>
          </table:table-cell>
          <table:covered-table-cell table:number-columns-repeated="4"/>
          <table:table-cell/>
          <table:table-cell office:value-type="string" calcext:value-type="string">
            <text:p>phase de tes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soudre le bug</text:p>
          </table:table-cell>
          <table:covered-table-cell table:number-columns-repeated="4"/>
          <table:table-cell/>
          <table:table-cell office:value-type="string" calcext:value-type="string">
            <text:p>après localisation du bug</text:p>
          </table:table-cell>
          <table:table-cell table:number-columns-repeated="1001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5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tester chaque classe développé – tester la totalité des classes développés à chaque itération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moyen vu qu'on suivra un cycle itératif <text:s/>de développ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table table:name="risque 5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Non respect du cahier des charges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s points manquants et les développer</text:p>
          </table:table-cell>
          <table:covered-table-cell table:number-columns-repeated="4"/>
          <table:table-cell/>
          <table:table-cell office:value-type="string" calcext:value-type="string">
            <text:p>après la réunion avec le client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7">
          <table:table-cell table:style-name="ce11" office:value-type="string" calcext:value-type="string" table:number-columns-spanned="16" table:number-rows-spanned="1">
            <text:p>bien comprendre les besoins du client 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faible vu qu'on organise souvent des réunions avec le client pour valider les parties développé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8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0000-00-00T09:55:32.915335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7T10:08:03.618373294</dc:date>
    <meta:editing-duration>PT56M46S</meta:editing-duration>
    <meta:editing-cycles>25</meta:editing-cycles>
    <meta:generator>LibreOffice/4.1.5.3$Linux_X86_64 LibreOffice_project/1c1366bba2ba2b554cd2ca4d87c06da81c05d24</meta:generator>
    <meta:document-statistic meta:table-count="5" meta:cell-count="479" meta:object-count="0"/>
  </office:meta>
</office:document-meta>
</file>